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19"/>
    <style:style style:name="ce9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8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Cali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table:style-name="ce12" office:value-type="string" calcext:value-type="string" table:number-columns-spanned="3" table:number-rows-spanned="1">
            <text:p>MeV</text:p>
          </table:table-cell>
          <table:covered-table-cell table:number-columns-repeated="2"/>
        </table:table-row>
        <table:table-row table:style-name="ro1">
          <table:table-cell table:style-name="ce3" office:value-type="string" calcext:value-type="string">
            <text:p>E0 (MeV)</text:p>
          </table:table-cell>
          <table:table-cell table:style-name="ce3" office:value-type="string" calcext:value-type="string">
            <text:p>m He (u)</text:p>
          </table:table-cell>
          <table:table-cell table:style-name="ce3" office:value-type="string" calcext:value-type="string">
            <text:p>M O (u)</text:p>
          </table:table-cell>
          <table:table-cell table:style-name="ce3" office:value-type="string" calcext:value-type="string">
            <text:p>M Si (u)</text:p>
          </table:table-cell>
          <table:table-cell table:style-name="ce3" office:value-type="string" calcext:value-type="string">
            <text:p>M Ge (u)</text:p>
          </table:table-cell>
          <table:table-cell table:style-name="ce3" office:value-type="string" calcext:value-type="string">
            <text:p>M Er (u)</text:p>
          </table:table-cell>
          <table:table-cell table:style-name="ce3" office:value-type="string" calcext:value-type="string">
            <text:p>phi (rad)</text:p>
          </table:table-cell>
          <table:table-cell/>
          <table:table-cell table:style-name="ce3" office:value-type="string" calcext:value-type="string">
            <text:p>K (O)</text:p>
          </table:table-cell>
          <table:table-cell table:style-name="ce3" office:value-type="string" calcext:value-type="string">
            <text:p>K (Ge)</text:p>
          </table:table-cell>
          <table:table-cell table:style-name="ce3" office:value-type="string" calcext:value-type="string">
            <text:p>K (Er)</text:p>
          </table:table-cell>
          <table:table-cell/>
          <table:table-cell table:style-name="ce3" office:value-type="string" calcext:value-type="string">
            <text:p>E1 (O)</text:p>
          </table:table-cell>
          <table:table-cell table:style-name="ce3" office:value-type="string" calcext:value-type="string">
            <text:p>E1 (Ge)</text:p>
          </table:table-cell>
          <table:table-cell table:style-name="ce3" office:value-type="string" calcext:value-type="string">
            <text:p>E1 (Er)</text:p>
          </table:table-cell>
        </table:table-row>
        <table:table-row table:style-name="ro1">
          <table:table-cell table:style-name="ce4" office:value-type="float" office:value="2.00221" calcext:value-type="float">
            <text:p>2,00221</text:p>
          </table:table-cell>
          <table:table-cell table:style-name="ce4" office:value-type="float" office:value="4.002" calcext:value-type="float">
            <text:p>4,002</text:p>
          </table:table-cell>
          <table:table-cell table:style-name="ce4" office:value-type="float" office:value="15.999" calcext:value-type="float">
            <text:p>15,999</text:p>
          </table:table-cell>
          <table:table-cell table:style-name="ce4" office:value-type="float" office:value="28.085" calcext:value-type="float">
            <text:p>28,085</text:p>
          </table:table-cell>
          <table:table-cell table:style-name="ce4" office:value-type="float" office:value="72.63" calcext:value-type="float">
            <text:p>72,63</text:p>
          </table:table-cell>
          <table:table-cell table:style-name="ce4" office:value-type="float" office:value="167.259" calcext:value-type="float">
            <text:p>167,259</text:p>
          </table:table-cell>
          <table:table-cell table:style-name="ce8" table:formula="of:=165*PI()/180" office:value-type="float" office:value="2.87979326579064" calcext:value-type="float">
            <text:p>2,8798</text:p>
          </table:table-cell>
          <table:table-cell/>
          <table:table-cell table:style-name="ce10" table:formula="of:=((SQRT( [.C4]^2-[.B4]^2*SIN([.G4])^2)+[.B4]*COS([.G4]))/([.C4]+[.B4]))^2" office:value-type="float" office:value="0.365976325083214" calcext:value-type="float">
            <text:p>0,36598</text:p>
          </table:table-cell>
          <table:table-cell table:style-name="ce11" table:formula="of:=((SQRT( [.D4]^2-[.B4]^2*SIN([.G4])^2)+[.B4]*COS([.G4]))/([.D4]+[.B4]))^2" office:value-type="float" office:value="0.568829042494822" calcext:value-type="float">
            <text:p>0,56883</text:p>
          </table:table-cell>
          <table:table-cell table:style-name="ce10" table:formula="of:=((SQRT( [.E4]^2-[.B4]^2*SIN([.G4])^2)+[.B4]*COS([.G4]))/([.E4]+[.B4]))^2" office:value-type="float" office:value="0.805032192972517" calcext:value-type="float">
            <text:p>0,80503</text:p>
          </table:table-cell>
          <table:table-cell/>
          <table:table-cell table:style-name="ce10" table:formula="of:=[.A4]*[.I4]" office:value-type="float" office:value="0.732761457844862" calcext:value-type="float">
            <text:p>0,73276</text:p>
          </table:table-cell>
          <table:table-cell table:style-name="ce10" table:formula="of:=[.A4]*[.J4]" office:value-type="float" office:value="1.13891519717356" calcext:value-type="float">
            <text:p>1,13892</text:p>
          </table:table-cell>
          <table:table-cell table:style-name="ce10" table:formula="of:=[.A4]*[.K4]" office:value-type="float" office:value="1.6118435070915" calcext:value-type="float">
            <text:p>1,61184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5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4"/>
          <table:table-cell table:number-columns-repeated="2"/>
          <table:table-cell table:style-name="ce7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c1</text:p>
          </table:table-cell>
          <table:table-cell table:style-name="ce4" table:formula="of:=(275.6+284.4)/2" office:value-type="float" office:value="280" calcext:value-type="float">
            <text:p>280</text:p>
          </table:table-cell>
          <table:table-cell table:style-name="ce4" table:formula="of:=(0.3129+0.3025)/2" office:value-type="float" office:value="0.3077" calcext:value-type="float">
            <text:p>0,3077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Erro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2</text:p>
          </table:table-cell>
          <table:table-cell table:style-name="ce4" table:formula="of:=(449+472)/2" office:value-type="float" office:value="460.5" calcext:value-type="float">
            <text:p>460,5</text:p>
          </table:table-cell>
          <table:table-cell table:style-name="ce4" table:formula="of:=(0.01657+0.004336)/2" office:value-type="float" office:value="0.010453" calcext:value-type="float">
            <text:p>0,010453</text:p>
          </table:table-cell>
          <table:table-cell table:number-columns-repeated="2"/>
          <table:table-cell table:style-name="ce4" office:value-type="string" calcext:value-type="string">
            <text:p>a</text:p>
          </table:table-cell>
          <table:table-cell table:style-name="ce4" office:value-type="float" office:value="2.274" calcext:value-type="float">
            <text:p>2,274</text:p>
          </table:table-cell>
          <table:table-cell table:style-name="ce9" office:value-type="float" office:value="0.002893" calcext:value-type="float">
            <text:p>2,89E-003</text:p>
          </table:table-cell>
          <table:table-cell office:value-type="string" calcext:value-type="string">
            <text:p>(KeV/canal)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c3</text:p>
          </table:table-cell>
          <table:table-cell table:style-name="ce4" table:formula="of:=(658+671.4)/2" office:value-type="float" office:value="664.7" calcext:value-type="float">
            <text:p>664,7</text:p>
          </table:table-cell>
          <table:table-cell table:style-name="ce4" table:formula="of:=(0.4204+0.4575)/2" office:value-type="float" office:value="0.43895" calcext:value-type="float">
            <text:p>0,43895</text:p>
          </table:table-cell>
          <table:table-cell table:number-columns-repeated="2"/>
          <table:table-cell table:style-name="ce4" office:value-type="string" calcext:value-type="string">
            <text:p>b</text:p>
          </table:table-cell>
          <table:table-cell table:style-name="ce4" office:value-type="float" office:value="89.63" calcext:value-type="float">
            <text:p>89,63</text:p>
          </table:table-cell>
          <table:table-cell table:style-name="ce4" office:value-type="float" office:value="1.332" calcext:value-type="float">
            <text:p>1,332</text:p>
          </table:table-cell>
          <table:table-cell office:value-type="string" calcext:value-type="string">
            <text:p>(keV)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c4</text:p>
          </table:table-cell>
          <table:table-cell table:style-name="ce6" table:formula="of:=(750.8+764.2)/2" office:value-type="float" office:value="757.5" calcext:value-type="float">
            <text:p>757,5</text:p>
          </table:table-cell>
          <table:table-cell table:style-name="ce4" table:formula="of:=(1.328+1.258)/2" office:value-type="float" office:value="1.293" calcext:value-type="float">
            <text:p>1,293</text:p>
          </table:table-cell>
          <table:table-cell table:number-columns-repeated="2"/>
          <table:table-cell table:style-name="ce4" table:number-columns-repeated="3"/>
          <table:table-cell table:number-columns-repeated="7"/>
        </table:table-row>
      </table:table>
      <table:table table:name="Amostra" table:style-name="ta1">
        <table:table-column table:style-name="co1" table:number-columns-repeated="4" table:default-cell-style-name="ce2"/>
        <table:table-column table:style-name="co2" table:default-cell-style-name="ce2"/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Patamar</text:p>
          </table:table-cell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Erro Canal</text:p>
          </table:table-cell>
          <table:table-cell table:style-name="ce1" office:value-type="string" calcext:value-type="string">
            <text:p>Energia</text:p>
          </table:table-cell>
          <table:table-cell table:style-name="ce1" office:value-type="string" calcext:value-type="string">
            <text:p>Erro Energia</text:p>
          </table:table-cell>
        </table:table-row>
        <table:table-row table:style-name="ro1">
          <table:table-cell office:value-type="string" calcext:value-type="string">
            <text:p>1º</text:p>
          </table:table-cell>
          <table:table-cell table:number-columns-repeated="2"/>
          <table:table-cell table:formula="of:=[Calib.$G$11]*[.B5]+[Calib.$G$12]" office:value-type="float" office:value="89.63" calcext:value-type="float">
            <text:p>89,63</text:p>
          </table:table-cell>
          <table:table-cell table:formula="of:=SQRT([Calib.$G$11]^2*[.C5]^2+[.B5]^2*[Calib.$H$11]^2+[Calib.$H$12]^2)" office:value-type="float" office:value="1.332" calcext:value-type="float">
            <text:p>1,332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 table:number-columns-repeated="2"/>
          <table:table-cell table:formula="of:=[Calib.$G$11]*[.B6]+[Calib.$G$12]" office:value-type="float" office:value="89.63" calcext:value-type="float">
            <text:p>89,63</text:p>
          </table:table-cell>
          <table:table-cell table:formula="of:=SQRT([Calib.$G$11]^2*[.C6]^2+[.B6]^2*[Calib.$H$11]^2+[Calib.$H$12]^2)" office:value-type="float" office:value="1.332" calcext:value-type="float">
            <text:p>1,332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 table:number-columns-repeated="2"/>
          <table:table-cell table:formula="of:=[Calib.$G$11]*[.B7]+[Calib.$G$12]" office:value-type="float" office:value="89.63" calcext:value-type="float">
            <text:p>89,63</text:p>
          </table:table-cell>
          <table:table-cell table:formula="of:=SQRT([Calib.$G$11]^2*[.C7]^2+[.B7]^2*[Calib.$H$11]^2+[Calib.$H$12]^2)" office:value-type="float" office:value="1.332" calcext:value-type="float">
            <text:p>1,332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 table:number-columns-repeated="2"/>
          <table:table-cell table:formula="of:=[Calib.$G$11]*[.B8]+[Calib.$G$12]" office:value-type="float" office:value="89.63" calcext:value-type="float">
            <text:p>89,63</text:p>
          </table:table-cell>
          <table:table-cell table:formula="of:=SQRT([Calib.$G$11]^2*[.C8]^2+[.B8]^2*[Calib.$H$11]^2+[Calib.$H$12]^2)" office:value-type="float" office:value="1.332" calcext:value-type="float">
            <text:p>1,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-00-0000</text:date>, <text:time style:data-style-name="N2" text:time-value="22:33:48.0452087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5-09T23:21:14.123625236</dc:date>
    <meta:editing-duration>PT3H52M16S</meta:editing-duration>
    <meta:editing-cycles>9</meta:editing-cycles>
    <meta:generator>LibreOffice/4.2.8.2$Linux_X86_64 LibreOffice_project/420m0$Build-2</meta:generator>
    <meta:document-statistic meta:table-count="2" meta:cell-count="68" meta:object-count="0"/>
  </office:meta>
</office:document-meta>
</file>